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>
        <style:tab-stops>
          <style:tab-stop style:type="left" style:position="5.6875in"/>
        </style:tab-stops>
      </style:paragraph-properties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>
        <style:tab-stops>
          <style:tab-stop style:type="left" style:position="5.6875in"/>
        </style:tab-stops>
      </style:paragraph-properties>
      <style:text-properties fo:font-weight="bold" style:font-weight-asian="bold" style:font-weight-complex="bold"/>
    </style:style>
    <style:style style:name="P5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6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7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8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7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8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19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0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1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3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4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5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6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32" style:parent-style-name="Standard" style:family="paragraph">
      <style:paragraph-properties>
        <style:tab-stops>
          <style:tab-stop style:type="left" style:position="5.6875in"/>
        </style:tab-stops>
      </style:paragraph-properties>
    </style:style>
    <style:style style:name="P33" style:parent-style-name="Standard" style:family="paragraph">
      <style:paragraph-properties fo:text-align="center">
        <style:tab-stops>
          <style:tab-stop style:type="left" style:position="5.6875in"/>
        </style:tab-stops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>
        <style:tab-stops>
          <style:tab-stop style:type="left" style:position="5.6875in"/>
        </style:tab-stops>
      </style:paragraph-properties>
      <style:text-properties fo:font-weight="bold" style:font-weight-asian="bold" style:font-weight-complex="bold"/>
    </style:style>
  </office:automatic-styles>
  <office:body>
    <office:text text:use-soft-page-breaks="true">
      <text:p text:style-name="P1">GRAPHICS AND ANIMATION TOOLS</text:p>
      <text:p text:style-name="P2">EXPERIMENT 10</text:p>
      <text:p text:style-name="P3">BUILDING/ SKYSCRAPER in BLENDER</text:p>
      <text:p text:style-name="P4"/>
      <text:p text:style-name="P5">Link:</text:p>
      <text:p text:style-name="P6"/>
      <text:p text:style-name="P7">https://drive.google.com/file/d/1RaNUnfVc1RECvLWeLTRqHVn6zgtgmIDR/view?usp=sharing<?opendocument cursor-position?></text:p>
      <text:p text:style-name="P8"/>
      <text:p text:style-name="P9"/>
      <text:p text:style-name="P10"/>
      <text:p text:style-name="P11">Create a plane and extrude it upwards to create a cubiod like surface.</text:p>
      <text:p text:style-name="P12"/>
      <text:p text:style-name="P13">Inset it and <text:s text:c="11"/>Extrude the new face<text:s/>upwards to create the upper region of the building.</text:p>
      <text:p text:style-name="P14"/>
      <text:p text:style-name="P15">At the roof select the roof inset it and extrude it a bit downwards to create the terrace.</text:p>
      <text:p text:style-name="P16"/>
      <text:p text:style-name="P17">Add any signal antenna or any kind of strike temination device on the top if needed by using circle<text:s/></text:p>
      <text:p text:style-name="P18">and loop cuts.</text:p>
      <text:p text:style-name="P19"/>
      <text:p text:style-name="P20">You can use bevel or extrude/intrude to change the angle/shape of the building as per your desire.</text:p>
      <text:p text:style-name="P21"/>
      <text:p text:style-name="P22">On the main Upper region Use subdivide on the faces to create window surfaces on the building.</text:p>
      <text:p text:style-name="P23"/>
      <text:p text:style-name="P24">Use Select Similar to select the all similar faces and create a material for them.In the material we can add a transperent surface or a very shiny surface by maximum mettalic and minimum roughness.</text:p>
      <text:p text:style-name="P25"/>
      <text:p text:style-name="P26">Select the vertices of the subdivide faces and add a colored material to the edges as per the choice.</text:p>
      <text:p text:style-name="P27"/>
      <text:p text:style-name="P28">Color the base<text:s/>as per the choice.</text:p>
      <text:p text:style-name="P29"/>
      <text:p text:style-name="P30">Use two loop cuts on the base to create a rectangular face and delete the face to create the door.</text:p>
      <text:p text:style-name="P31"/>
      <text:p text:style-name="P32">Add other additional textures and materials in the shading tab to create a better loop</text:p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ome</meta:initial-creator>
    <dc:creator>Home</dc:creator>
    <meta:creation-date>2020-11-30T18:52:00Z</meta:creation-date>
    <dc:date>2020-11-30T17:20:00Z</dc:date>
    <meta:template xlink:href="Normal" xlink:type="simple"/>
    <meta:editing-cycles>1</meta:editing-cycles>
    <meta:editing-duration>PT780S</meta:editing-duration>
    <meta:document-statistic meta:page-count="1" meta:paragraph-count="2" meta:word-count="189" meta:character-count="1268" meta:row-count="9" meta:non-whitespace-character-count="1081"/>
  </office:meta>
</office:document-meta>
</file>